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1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start" style:justify-single-word="false"/>
      <style:text-properties style:font-name="Liberation Serif"/>
    </style:style>
    <style:style style:name="P4" style:family="paragraph" style:parent-style-name="Standard" style:list-style-name="L5">
      <style:paragraph-properties fo:text-align="start" style:justify-single-word="false"/>
      <style:text-properties style:font-name="Liberation Serif"/>
    </style:style>
    <style:style style:name="P5" style:family="paragraph" style:parent-style-name="Standard" style:list-style-name="L9">
      <style:paragraph-properties fo:text-align="start" style:justify-single-word="false"/>
      <style:text-properties style:font-name="Liberation Serif"/>
    </style:style>
    <style:style style:name="P6" style:family="paragraph" style:parent-style-name="Standard" style:list-style-name="L11">
      <style:paragraph-properties fo:text-align="start" style:justify-single-word="false"/>
      <style:text-properties style:font-name="Liberation Serif"/>
    </style:style>
    <style:style style:name="P7" style:family="paragraph" style:parent-style-name="Standard" style:list-style-name="L12">
      <style:paragraph-properties fo:text-align="start" style:justify-single-word="false"/>
      <style:text-properties style:font-name="Liberation Serif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8"/><text:span text:style-name="T1">STEPS TO SET UP A NEW LOCAL GIT REPOSITORY</text:span></text:p>
      <text:p text:style-name="P3"><text:span text:style-name="T1"/></text:p>
      <text:p text:style-name="P3"><text:span text:style-name="T1"><text:s text:c="5"/></text:span><text:span text:style-name="T3">STEP 1:</text:span></text:p>
      <text:p text:style-name="P3"><text:span text:style-name="T3"><text:s text:c="8"/></text:span></text:p>
      <text:p text:style-name="P3"><text:span text:style-name="T3"><text:s text:c="13"/></text:span><text:span text:style-name="T4">Create <text:s/>a new folder with three internal folders. The internal folders are as follows:</text:span></text:p>
      <text:p text:style-name="P3"><text:span text:style-name="T4"><text:s text:c="16"/></text:span></text:p>
      <text:list xml:id="list181862398" text:style-name="L5">
        <text:list-item>
          <text:p text:style-name="P4"><text:span text:style-name="T4">gitRepository : This folder acts as the main remote repository.</text:span></text:p>
        </text:list-item>
        <text:list-item>
          <text:p text:style-name="P4"><text:span text:style-name="T4">GitMaster : Responsible for the first clone and commit to 'gitRepository'</text:span></text:p>
        </text:list-item>
        <text:list-item>
          <text:p text:style-name="P4"><text:span text:style-name="T4">filestore : Local backup of the cloned files in remote pc.</text:span></text:p>
        </text:list-item>
      </text:list>
      <text:p text:style-name="P9"><text:span text:style-name="T4"><text:s text:c="6"/></text:span><text:span text:style-name="T3">Step 2:</text:span></text:p>
      <text:p text:style-name="P9"><text:span text:style-name="T3"><text:s text:c="10"/></text:span></text:p>
      <text:p text:style-name="P9"><text:span text:style-name="T3"><text:s text:c="13"/></text:span><text:span text:style-name="T4">The procedure to be followed to configure a git repository :</text:span></text:p>
      <text:p text:style-name="P3"><text:span text:style-name="T4"><text:s text:c="25"/></text:span></text:p>
      <text:list xml:id="list1729327553" text:style-name="L9">
        <text:list-item>
          <text:p text:style-name="P5"><text:span text:style-name="T4">cd to gitRepository</text:span></text:p>
        </text:list-item>
        <text:list-item>
          <text:p text:style-name="P5"><text:span text:style-name="T4">Run the following command :</text:span></text:p>
          <text:p text:style-name="P5"><text:span text:style-name="T4"><text:s text:c="6"/>git init <text:s/>- -bare </text:span></text:p>
          <text:p text:style-name="P5"><text:span text:style-name="T4"><text:s/>you will get a message like :</text:span></text:p>
        </text:list-item>
      </text:list>
      <text:p text:style-name="P3"><text:span text:style-name="T4"><text:s text:c="38"/>Initialized empty Git repository in ~/gitRepository</text:span></text:p>
      <text:p text:style-name="P3"><text:span text:style-name="T4"/></text:p>
      <text:p text:style-name="P3"><text:span text:style-name="T4"><text:s text:c="8"/></text:span><text:span text:style-name="T3">Step 3:</text:span></text:p>
      <text:p text:style-name="P3"><text:span text:style-name="T3"/></text:p>
      <text:p text:style-name="P3"><text:span text:style-name="T3"><text:s text:c="13"/></text:span><text:span text:style-name="T4">The procedure to be followed to clone the gitRepository in the gitMaster</text:span><text:span text:style-name="T3"> : <text:s/></text:span></text:p>
      <text:p text:style-name="P3"><text:span text:style-name="T4"/></text:p>
      <text:list xml:id="list892842040" text:style-name="L11">
        <text:list-item>
          <text:p text:style-name="P6"><text:span text:style-name="T4">cd to gitMaster</text:span></text:p>
        </text:list-item>
        <text:list-item>
          <text:p text:style-name="P6"><text:span text:style-name="T4">Run <text:s/>the following command :</text:span></text:p>
          <text:p text:style-name="P1"><text:span text:style-name="T5"><text:s text:c="4"/>git clone &lt;</text:span><text:a xlink:type="simple" xlink:href="mailto:username@ipaddress"><text:span text:style-name="T5">username&gt;@&lt;ipaddress</text:span></text:a><text:span text:style-name="T5">&gt;:path to gitrepository</text:span></text:p>
          <text:p text:style-name="P6"><text:span text:style-name="T4">on success you will get a message like:</text:span></text:p>
          <text:p text:style-name="P6"><text:span text:style-name="T4"><text:s text:c="3"/>warning: You appear to have cloned an empty repository.</text:span></text:p>
        </text:list-item>
        <text:list-item>
          <text:p text:style-name="P6"><text:span text:style-name="T4">Now you will find an another gitRepository folder inside gitMaster folder.</text:span></text:p>
        </text:list-item>
      </text:list>
      <text:p text:style-name="P3"><text:span text:style-name="T4"><text:s text:c="9"/></text:span></text:p>
      <text:p text:style-name="P3"><text:span text:style-name="T4"><text:s text:c="9"/></text:span><text:span text:style-name="T3">Step 4:</text:span></text:p>
      <text:p text:style-name="P3"><text:span text:style-name="T3"/></text:p>
      <text:p text:style-name="P3"><text:span text:style-name="T3"><text:s text:c="13"/></text:span><text:span text:style-name="T4">The procedure to be followed to make first commit:</text:span></text:p>
      <text:p text:style-name="P3"><text:span text:style-name="T4"/></text:p>
      <text:list xml:id="list154065654" text:style-name="L12">
        <text:list-item>
          <text:p text:style-name="P7"><text:span text:style-name="T4">Place some files/folders inside the gitRepository located inside gitMaster .</text:span></text:p>
        </text:list-item>
        <text:list-item>
          <text:p text:style-name="P7"><text:span text:style-name="T4">To include the whole folder, execute the following command:</text:span></text:p>
          <text:list>
            <text:list-header>
              <text:p text:style-name="P7"><text:span text:style-name="T4">git add folder_name <text:s text:c="4"/></text:span></text:p>
              <text:p text:style-name="P7"><text:span text:style-name="T4">git add folder_name/*</text:span></text:p>
            </text:list-header>
          </text:list>
        </text:list-item>
        <text:list-item>
          <text:p text:style-name="P7"><text:span text:style-name="T4">Now make the first commit using the following command:</text:span></text:p>
          <text:p text:style-name="P7"><text:span text:style-name="T4"><text:s text:c="6"/>git commit -m 'commit message'</text:span></text:p>
          <text:p text:style-name="P7"><text:span text:style-name="T4"><text:s/></text:span></text:p>
        </text:list-item>
      </text:list>
      <text:p text:style-name="P3"><text:span text:style-name="T4"><text:s text:c="10"/></text:span><text:span text:style-name="T3">Step 5:</text:span></text:p>
      <text:p text:style-name="P3"><text:span text:style-name="T3"/></text:p>
      <text:p text:style-name="P3"><text:span text:style-name="T3"><text:s text:c="15"/></text:span><text:span text:style-name="T4">Now push the changes to the repository using following command:</text:span></text:p>
      <text:p text:style-name="P3"><text:span text:style-name="T4"><text:s text:c="24"/></text:span></text:p>
      <text:p text:style-name="P3"><text:span text:style-name="T4"><text:s text:c="23"/>git push &lt;remote name&gt; &lt;branch name&gt;</text:span></text:p>
      <text:p text:style-name="P3"><text:span text:style-name="T4"><text:s text:c="15"/></text:span></text:p>
      <text:p text:style-name="P3"><text:span text:style-name="T4"><text:s text:c="14"/>Note: remote name can be found by executing the following command:</text:span></text:p>
      <text:p text:style-name="P3"><text:span text:style-name="T4"><text:s text:c="26"/>git remote or git remote -v</text:span></text:p>
      <text:p text:style-name="P3"><text:span text:style-name="T4"><text:s text:c="4"/></text:span></text:p>
      <text:p text:style-name="P3"><text:span text:style-name="T4"><text:s text:c="9"/></text:span></text:p>
      <text:p text:style-name="P3"><text:soft-page-break/><text:span text:style-name="T4"><text:s text:c="13"/></text:span></text:p>
      <text:p text:style-name="P3"><text:span text:style-name="T4"/></text:p>
      <text:p text:style-name="P9"><text:span text:style-name="T4"><text:s text:c="9"/></text:span><text:span text:style-name="T3">Step 6:</text:span></text:p>
      <text:p text:style-name="P9"><text:span text:style-name="T3"/></text:p>
      <text:p text:style-name="P9"><text:span text:style-name="T3"><text:s text:c="13"/></text:span><text:span text:style-name="T4">To clone the entire local git in to an other system ,execute the following command :</text:span></text:p>
      <text:p text:style-name="P9"><text:span text:style-name="T4"><text:s text:c="21"/></text:span></text:p>
      <text:p text:style-name="P8"><text:span text:style-name="T5"><text:s text:c="21"/>git clone &lt;</text:span><text:a xlink:type="simple" xlink:href="mailto:username@ipaddress"><text:span text:style-name="T5">username&gt;@&lt;ipaddress</text:span></text:a><text:span text:style-name="T5">&gt;:path to gitrepository</text:span></text:p>
      <text:p text:style-name="P9"><text:span text:style-name="T4"><text:s text:c="22"/>example : git clone tcs@10.138.89.55:~/gitRepo/gitRepository</text:span></text:p>
      <text:p text:style-name="P9"><text:span text:style-name="T4"><text:s text:c="14"/></text:span></text:p>
      <text:p text:style-name="P9"><text:span text:style-name="T4"><text:s text:c="14"/>To clone a single folder from local git ,execute the following command:</text:span></text:p>
      <text:p text:style-name="P9"><text:span text:style-name="T4"/></text:p>
      <text:p text:style-name="P8"><text:span text:style-name="T5"><text:s text:c="9"/>git archive --remote=&lt;</text:span><text:span text:style-name="Strong_20_Emphasis"><text:span text:style-name="T6">repo-url</text:span></text:span><text:span text:style-name="T5"> &gt; --prefix=&lt;</text:span><text:span text:style-name="Strong_20_Emphasis"><text:span text:style-name="T6">module-name</text:span></text:span><text:span text:style-name="T5">&gt;/ master:&lt;</text:span><text:span text:style-name="Strong_20_Emphasis"><text:span text:style-name="T6">module-path</text:span></text:span><text:span text:style-name="T5">&gt; | tar xf -</text:span></text:p>
      <text:p text:style-name="P9"><text:span text:style-name="T4"><text:s text:c="9"/></text:span></text:p>
      <text:p text:style-name="P9"><text:span text:style-name="T4"><text:s text:c="9"/>Example : <text:s/>git archive --remote=tcs@10.138.89.55:/home/tcs/gitRepo/gitBare <text:s text:c="9"/><text:tab/><text:tab/><text:tab/> <text:s text:c="2"/>--prefix=abc/master:abc | tar xf -</text:span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0:57:54</meta:creation-date>
    <dc:date>2014-07-10T13:40:08</dc:date>
    <meta:editing-duration>PT5M12S</meta:editing-duration>
    <meta:editing-cycles>1</meta:editing-cycles>
    <meta:document-statistic meta:table-count="0" meta:image-count="0" meta:object-count="0" meta:page-count="2" meta:paragraph-count="55" meta:word-count="320" meta:character-count="2426" meta:non-whitespace-character-count="1634"/>
    <meta:generator>LibreOffice/3.5$Linux_X86_64 LibreOffice_project/350m1$Build-2</meta:generator>
  </office:meta>
</office:document-meta>
</file>